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, 'MS Mincho'" style:font-family-generic="modern"/>
    <style:font-face style:name="Lohit Hindi" svg:font-family="'Lohit Hindi'" style:font-family-generic="modern"/>
    <style:font-face style:name="LiberationSerif-Regular" svg:font-family="LiberationSerif-Regular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_20__28_Web_29_">
      <style:text-properties style:font-name="Arial" fo:font-size="9pt" fo:font-weight="bold" style:font-name-asian="LiberationSerif-Regular" style:font-size-asian="9pt" style:language-asian="ar" style:country-asian="SA" style:font-weight-asian="bold" style:font-name-complex="LiberationSerif-Regular" style:font-size-complex="9pt" style:font-weight-complex="bold"/>
    </style:style>
    <style:style style:name="P2" style:family="paragraph" style:parent-style-name="Normal_20__28_Web_29_">
      <style:paragraph-properties fo:margin-top="0.494cm" fo:margin-bottom="0cm" loext:contextual-spacing="false"/>
    </style:style>
    <style:style style:name="P3" style:family="paragraph" style:parent-style-name="Normal_20__28_Web_29_">
      <style:paragraph-properties fo:margin-top="0.494cm" fo:margin-bottom="0cm" loext:contextual-spacing="false"/>
      <style:text-properties style:font-name="Arial" fo:font-size="9pt" style:font-name-asian="LiberationSerif-Regular" style:font-size-asian="9pt" style:language-asian="ar" style:country-asian="SA" style:font-name-complex="LiberationSerif-Regular" style:font-size-complex="9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fo:language="en" fo:country="US" style:font-size-asian="9pt" style:font-size-complex="9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fo:language="en" fo:country="US" fo:background-color="#fff200" style:font-size-asian="9pt" style:font-size-complex="9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fo:background-color="#fff200" style:font-size-asian="9pt" style:font-size-complex="9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style:font-name-asian="Arial" style:font-size-asian="9pt" style:font-size-complex="9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fo:language="en" fo:country="US" style:font-size-asian="9pt" style:font-size-complex="9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fo:language="en" fo:country="US" fo:background-color="#fff200" style:font-size-asian="9pt" style:font-size-complex="9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fo:language="en" fo:country="US" fo:background-color="transparent" style:font-size-asian="9pt" style:font-size-complex="9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fo:font-size="9pt" fo:background-color="#fff200" style:font-size-asian="9pt" style:font-size-complex="9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Arial" fo:font-size="9pt" fo:language="en" fo:country="US" style:font-name-asian="LiberationSerif-Regular" style:font-size-asian="9pt" style:language-asian="ar" style:country-asian="SA" style:font-name-complex="LiberationSerif-Regular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22pt" fo:font-style="italic" fo:font-weight="bold" style:font-size-asian="22pt" style:font-style-asian="italic" style:font-weight-asian="bold" style:font-size-complex="22pt"/>
    </style:style>
    <style:style style:name="P17" style:family="paragraph" style:parent-style-name="Standard">
      <style:text-properties fo:font-size="10pt" fo:font-style="italic" fo:font-weight="bold" style:font-size-asian="10pt" style:font-style-asian="italic" style:font-weight-asian="bold" style:font-size-complex="10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background-color="#fff200"/>
    </style:style>
    <style:style style:name="P19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</style:style>
    <style:style style:name="P20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font-weight="bold" style:font-name-asian="Arial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size-asian="9pt" style:font-size-complex="9pt"/>
    </style:style>
    <style:style style:name="P22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name-asian="LiberationSerif-Regular" style:font-size-asian="9pt" style:font-name-complex="LiberationSerif-Regular" style:font-size-complex="9pt"/>
    </style:style>
    <style:style style:name="P23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name-asian="Arial" style:font-size-asian="9pt" style:font-name-complex="Arial" style:font-size-complex="9pt"/>
    </style:style>
    <style:style style:name="P24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font-style="italic" style:font-name-asian="LiberationSerif-Regular" style:font-size-asian="9pt" style:font-style-asian="italic" style:font-name-complex="LiberationSerif-Regular" style:font-size-complex="9pt" style:font-style-complex="italic"/>
    </style:style>
    <style:style style:name="P25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background-color="#fff200" style:font-size-asian="9pt" style:font-size-complex="9pt"/>
    </style:style>
    <style:style style:name="P26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background-color="transparent" style:font-name-asian="LiberationSerif-Regular" style:font-size-asian="9pt" style:font-name-complex="LiberationSerif-Regular" style:font-size-complex="9pt"/>
    </style:style>
    <style:style style:name="P27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fo:font-size="9pt" style:font-size-asian="9pt" style:font-size-complex="9pt"/>
    </style:style>
    <style:style style:name="P28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fo:font-size="9pt" fo:language="en" fo:country="GB" style:font-size-asian="9pt" style:font-size-complex="9pt"/>
    </style:style>
    <style:style style:name="P29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background-color="#fff200"/>
    </style:style>
    <style:style style:name="P30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background-color="transparent"/>
    </style:style>
    <style:style style:name="P31" style:family="paragraph" style:parent-style-name="Standard" style:master-page-name="Standard">
      <style:paragraph-properties style:page-number="auto">
        <style:tab-stops>
          <style:tab-stop style:position="8.855cm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fo:background-color="#ffffff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style:font-name-asian="Arial" style:font-size-asian="9pt" style:font-weight-asian="bold" style:font-size-complex="9pt" style:font-weight-complex="bold"/>
    </style:style>
    <style:style style:name="T5" style:family="text">
      <style:text-properties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fo:font-size="9pt" fo:font-weight="bold" style:font-name-asian="LiberationSerif-Regular" style:font-size-asian="9pt" style:font-weight-asian="bold" style:font-name-complex="LiberationSerif-Regular" style:font-size-complex="9pt" style:font-weight-complex="bold"/>
    </style:style>
    <style:style style:name="T7" style:family="text">
      <style:text-properties fo:font-size="9pt" fo:font-weight="bold" fo:background-color="#fff200" loext:char-shading-value="0" style:font-size-asian="9pt" style:font-weight-asian="bold" style:font-size-complex="9pt" style:font-weight-complex="bold"/>
    </style:style>
    <style:style style:name="T8" style:family="text">
      <style:text-properties fo:font-size="9pt" fo:font-weight="bold" fo:background-color="#fff200" loext:char-shading-value="0" style:font-size-asian="9pt" style:font-weight-asian="bold" style:font-size-complex="9pt" style:font-weight-complex="bold"/>
    </style:style>
    <style:style style:name="T9" style:family="text">
      <style:text-properties fo:font-size="9pt" fo:font-weight="bold" fo:background-color="#fff200" loext:char-shading-value="0" style:font-name-asian="Arial" style:font-size-asian="9pt" style:font-weight-asian="bold" style:font-size-complex="9pt" style:font-weight-complex="bold"/>
    </style:style>
    <style:style style:name="T10" style:family="text">
      <style:text-properties fo:font-size="9pt" fo:font-weight="bold" fo:background-color="#fff200" loext:char-shading-value="0" style:font-name-asian="Arial" style:font-size-asian="9pt" style:font-weight-asian="bold" style:font-size-complex="9pt" style:font-weight-complex="bold"/>
    </style:style>
    <style:style style:name="T11" style:family="text">
      <style:text-properties fo:font-size="9pt" style:font-name-asian="LiberationSerif-Regular" style:font-size-asian="9pt" style:font-name-complex="LiberationSerif-Regular" style:font-size-complex="9pt"/>
    </style:style>
    <style:style style:name="T12" style:family="text">
      <style:text-properties fo:font-size="9pt" fo:language="en" fo:country="US" style:font-size-asian="9pt" style:font-size-complex="9pt"/>
    </style:style>
    <style:style style:name="T13" style:family="text">
      <style:text-properties fo:font-size="9pt" fo:language="en" fo:country="US" style:font-name-asian="Arial" style:font-size-asian="9pt" style:font-size-complex="9pt"/>
    </style:style>
    <style:style style:name="T14" style:family="text">
      <style:text-properties fo:font-size="9pt" fo:language="en" fo:country="US" style:font-name-asian="Arial" style:font-size-asian="9pt" style:font-name-complex="Arial" style:font-size-complex="9pt"/>
    </style:style>
    <style:style style:name="T15" style:family="text">
      <style:text-properties fo:font-size="9pt" fo:language="en" fo:country="US" style:font-name-asian="LiberationSerif-Regular" style:font-size-asian="9pt" style:font-name-complex="LiberationSerif-Regular" style:font-size-complex="9pt"/>
    </style:style>
    <style:style style:name="T16" style:family="text">
      <style:text-properties fo:font-size="9pt" style:font-name-asian="Arial" style:font-size-asian="9pt" style:font-size-complex="9pt"/>
    </style:style>
    <style:style style:name="T17" style:family="text">
      <style:text-properties fo:font-size="9pt" style:font-name-asian="Arial" style:font-size-asian="9pt" style:font-size-complex="9pt" fo:background-color="#ffffff"/>
    </style:style>
    <style:style style:name="T18" style:family="text">
      <style:text-properties fo:font-size="9pt" style:font-name-asian="Arial" style:font-size-asian="9pt" style:font-name-complex="Arial" style:font-size-complex="9pt"/>
    </style:style>
    <style:style style:name="T19" style:family="text">
      <style:text-properties fo:font-size="9pt" fo:font-style="italic" style:font-name-asian="LiberationSerif-Regular" style:font-size-asian="9pt" style:font-style-asian="italic" style:font-name-complex="LiberationSerif-Regular" style:font-size-complex="9pt" style:font-style-complex="italic"/>
    </style:style>
    <style:style style:name="T20" style:family="text">
      <style:text-properties fo:font-size="9pt" fo:background-color="#fff200" loext:char-shading-value="0" style:font-size-asian="9pt" style:font-size-complex="9pt"/>
    </style:style>
    <style:style style:name="T21" style:family="text">
      <style:text-properties fo:font-size="9pt" fo:background-color="#fff200" loext:char-shading-value="0" style:font-size-asian="9pt" style:font-size-complex="9pt"/>
    </style:style>
    <style:style style:name="T22" style:family="text">
      <style:text-properties fo:font-size="9pt" fo:background-color="#fff200" loext:char-shading-value="0" style:font-name-asian="Arial" style:font-size-asian="9pt" style:font-size-complex="9pt"/>
    </style:style>
    <style:style style:name="T23" style:family="text">
      <style:text-properties fo:font-size="9pt" fo:background-color="#fff200" loext:char-shading-value="0" style:font-name-asian="Arial" style:font-size-asian="9pt" style:font-size-complex="9pt"/>
    </style:style>
    <style:style style:name="T24" style:family="text">
      <style:text-properties fo:font-size="9pt" fo:background-color="#fff200" loext:char-shading-value="0" style:font-name-asian="LiberationSerif-Regular" style:font-size-asian="9pt" style:font-name-complex="LiberationSerif-Regular" style:font-size-complex="9pt"/>
    </style:style>
    <style:style style:name="T25" style:family="text">
      <style:text-properties fo:font-size="9pt" fo:background-color="#fff200" loext:char-shading-value="0" style:font-name-asian="LiberationSerif-Regular" style:font-size-asian="9pt" style:font-name-complex="LiberationSerif-Regular" style:font-size-complex="9pt"/>
    </style:style>
    <style:style style:name="T26" style:family="text">
      <style:text-properties style:font-name-asian="LiberationSerif-Regular" style:font-name-complex="LiberationSerif-Regular"/>
    </style:style>
    <style:style style:name="T27" style:family="text">
      <style:text-properties officeooo:rsid="00179b68" style:font-name-asian="LiberationSerif-Regular" style:font-name-complex="LiberationSerif-Regular"/>
    </style:style>
    <style:style style:name="T28" style:family="text">
      <style:text-properties officeooo:rsid="00196d1a" style:font-name-asian="LiberationSerif-Regular" style:font-name-complex="LiberationSerif-Regular"/>
    </style:style>
    <style:style style:name="T29" style:family="text">
      <style:text-properties style:font-name-complex="LiberationSerif-Regular"/>
    </style:style>
    <style:style style:name="T30" style:family="text">
      <style:text-properties style:font-name-asian="Arial"/>
    </style:style>
    <style:style style:name="T31" style:family="text">
      <style:text-properties style:font-name-asian="Arial" style:font-name-complex="Arial"/>
    </style:style>
    <style:style style:name="T32" style:family="text">
      <style:text-properties fo:color="#000000"/>
    </style:style>
    <style:style style:name="T33" style:family="text">
      <style:text-properties fo:color="#000000" fo:font-size="9pt" style:font-size-asian="9pt" style:font-size-complex="9pt"/>
    </style:style>
    <style:style style:name="T34" style:family="text">
      <style:text-properties fo:color="#000000" fo:font-size="9pt" style:font-name-asian="Arial" style:font-size-asian="9pt" style:font-size-complex="9pt"/>
    </style:style>
    <style:style style:name="T35" style:family="text">
      <style:text-properties fo:color="#000000" fo:font-size="9pt" fo:language="en" fo:country="US" style:font-size-asian="9pt" style:font-size-complex="9pt"/>
    </style:style>
    <style:style style:name="T36" style:family="text">
      <style:text-properties fo:color="#000000" fo:font-size="9pt" fo:language="en" fo:country="US" style:font-name-asian="LiberationSerif-Regular" style:font-size-asian="9pt" style:font-name-complex="LiberationSerif-Regular" style:font-size-complex="9pt"/>
    </style:style>
    <style:style style:name="T37" style:family="text">
      <style:text-properties fo:color="#000000" fo:font-size="9pt" fo:language="en" fo:country="US" style:font-name-asian="Arial" style:font-size-asian="9pt" style:font-size-complex="9pt"/>
    </style:style>
    <style:style style:name="T38" style:family="text">
      <style:text-properties fo:color="#000000" fo:font-size="9pt" fo:language="en" fo:country="US" fo:background-color="#fff200" loext:char-shading-value="0" style:font-name-asian="LiberationSerif-Regular" style:font-size-asian="9pt" style:font-name-complex="LiberationSerif-Regular" style:font-size-complex="9pt"/>
    </style:style>
    <style:style style:name="T39" style:family="text">
      <style:text-properties fo:color="#000000" fo:font-size="9pt" fo:language="en" fo:country="US" fo:background-color="#fff200" loext:char-shading-value="0" style:font-name-asian="LiberationSerif-Regular" style:font-size-asian="9pt" style:font-name-complex="LiberationSerif-Regular" style:font-size-complex="9pt"/>
    </style:style>
    <style:style style:name="T40" style:family="text">
      <style:text-properties fo:color="#000000" fo:font-size="9pt" fo:language="en" fo:country="US" fo:background-color="#fff200" loext:char-shading-value="0" style:font-size-asian="9pt" style:font-size-complex="9pt"/>
    </style:style>
    <style:style style:name="T41" style:family="text">
      <style:text-properties fo:color="#000000" fo:font-size="9pt" fo:language="en" fo:country="US" fo:background-color="#fff200" loext:char-shading-value="0" style:font-size-asian="9pt" style:font-size-complex="9pt"/>
    </style:style>
    <style:style style:name="T42" style:family="text">
      <style:text-properties fo:color="#000000" fo:font-size="9pt" fo:language="en" fo:country="US" fo:background-color="transparent" loext:char-shading-value="0" style:font-size-asian="9pt" style:font-size-complex="9pt"/>
    </style:style>
    <style:style style:name="T43" style:family="text">
      <style:text-properties fo:color="#000000" fo:font-size="9pt" fo:language="en" fo:country="US" fo:background-color="transparent" loext:char-shading-value="0" style:font-name-asian="LiberationSerif-Regular" style:font-size-asian="9pt" style:font-name-complex="LiberationSerif-Regular" style:font-size-complex="9pt"/>
    </style:style>
    <style:style style:name="T44" style:family="text">
      <style:text-properties fo:color="#000000" fo:font-size="9pt" style:font-name-asian="LiberationSerif-Regular" style:font-size-asian="9pt" style:font-name-complex="LiberationSerif-Regular" style:font-size-complex="9pt"/>
    </style:style>
    <style:style style:name="T45" style:family="text">
      <style:text-properties fo:color="#000000" style:font-name="Arial" fo:font-style="italic" style:font-name-asian="Droid Sans Mono" style:font-style-asian="italic" style:font-name-complex="Arial"/>
    </style:style>
    <style:style style:name="T46" style:family="text">
      <style:text-properties fo:color="#000000" style:font-name="Arial" fo:font-style="italic" style:font-name-asian="Droid Sans Mono" style:font-style-asian="italic" style:font-name-complex="Arial"/>
    </style:style>
    <style:style style:name="T47" style:family="text">
      <style:text-properties fo:color="#000000" style:font-name="Arial" fo:font-size="10pt" style:font-size-asian="10pt" style:font-name-complex="Arial" style:font-size-complex="10pt"/>
    </style:style>
    <style:style style:name="T48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49" style:family="text">
      <style:text-properties fo:color="#000000" style:font-name="Arial" fo:font-size="10pt" fo:language="en" fo:country="GB" style:font-size-asian="10pt" style:font-name-complex="Arial" style:font-size-complex="10pt"/>
    </style:style>
    <style:style style:name="T50" style:family="text">
      <style:text-properties fo:language="en" fo:country="US"/>
    </style:style>
    <style:style style:name="T51" style:family="text">
      <style:text-properties style:font-name="Arial" fo:font-size="9pt" style:font-name-asian="LiberationSerif-Regular" style:font-size-asian="9pt" style:language-asian="ar" style:country-asian="SA" style:font-name-complex="LiberationSerif-Regular" style:font-size-complex="9pt"/>
    </style:style>
    <style:style style:name="T52" style:family="text">
      <style:text-properties style:font-name="Arial" fo:font-size="9pt" style:font-name-asian="LiberationSerif-Regular" style:font-size-asian="9pt" style:language-asian="ar" style:country-asian="SA" style:font-name-complex="LiberationSerif-Regular" style:font-size-complex="9pt" style:font-weight-complex="bold"/>
    </style:style>
    <style:style style:name="T53" style:family="text">
      <style:text-properties style:font-name="Arial" fo:font-size="9pt" officeooo:rsid="00196d1a" style:font-name-asian="LiberationSerif-Regular" style:font-size-asian="9pt" style:language-asian="ar" style:country-asian="SA" style:font-name-complex="LiberationSerif-Regular" style:font-size-complex="9pt"/>
    </style:style>
    <style:style style:name="T54" style:family="text">
      <style:text-properties style:font-name="Arial" fo:font-size="9pt" fo:language="en" fo:country="US" style:font-name-asian="LiberationSerif-Regular" style:font-size-asian="9pt" style:font-name-complex="LiberationSerif-Regular" style:font-size-complex="9pt"/>
    </style:style>
    <style:style style:name="T55" style:family="text">
      <style:text-properties style:font-name="Arial" fo:font-size="9pt" fo:font-weight="bold" style:font-name-asian="LiberationSerif-Regular" style:font-size-asian="9pt" style:language-asian="ar" style:country-asian="SA" style:font-weight-asian="bold" style:font-name-complex="LiberationSerif-Regular" style:font-size-complex="9pt" style:font-weight-complex="bold"/>
    </style:style>
    <style:style style:name="T56" style:family="text">
      <style:text-properties style:font-name="Arial" fo:font-size="9pt" fo:language="en" fo:country="GB" style:font-name-asian="LiberationSerif-Regular" style:font-size-asian="9pt" style:language-asian="ar" style:country-asian="SA" style:font-name-complex="LiberationSerif-Regular" style:font-size-complex="9pt"/>
    </style:style>
    <style:style style:name="T57" style:family="text">
      <style:text-properties style:font-name="Arial" fo:font-size="9pt" fo:language="en" fo:country="GB" style:font-name-asian="LiberationSerif-Regular" style:font-size-asian="9pt" style:language-asian="ar" style:country-asian="SA" style:font-name-complex="LiberationSerif-Regular" style:font-size-complex="9pt"/>
    </style:style>
    <style:style style:name="T58" style:family="text">
      <style:text-properties style:font-name="Arial" fo:font-size="9pt" fo:font-style="italic" style:font-name-asian="LiberationSerif-Regular" style:font-size-asian="9pt" style:language-asian="ar" style:country-asian="SA" style:font-style-asian="italic" style:font-name-complex="LiberationSerif-Regular" style:font-size-complex="9pt"/>
    </style:style>
    <style:style style:name="T59" style:family="text">
      <style:text-properties style:font-name="Arial" style:font-name-asian="LiberationSerif-Regular" style:language-asian="ar" style:country-asian="SA" style:font-name-complex="LiberationSerif-Regular"/>
    </style:style>
    <style:style style:name="T60" style:family="text">
      <style:text-properties style:font-name="Arial" style:font-name-asian="LiberationSerif-Regular" style:language-asian="ar" style:country-asian="SA" style:font-name-complex="LiberationSerif-Regular" style:font-weight-complex="bold"/>
    </style:style>
    <style:style style:name="T61" style:family="text">
      <style:text-properties style:font-name="Arial" fo:font-size="10pt" style:font-size-asian="10pt" style:font-name-complex="Arial" style:font-size-complex="10pt"/>
    </style:style>
    <style:style style:name="T62" style:family="text">
      <style:text-properties fo:font-style="italic" style:font-style-asian="italic"/>
    </style:style>
    <style:style style:name="T63" style:family="text">
      <style:text-properties fo:language="en" fo:country="GB"/>
    </style:style>
    <style:style style:name="T64" style:family="text">
      <style:text-properties fo:font-size="22pt" fo:font-style="italic" fo:font-weight="bold" style:font-size-asian="22pt" style:font-style-asian="italic" style:font-weight-asian="bold" style:font-size-complex="22pt"/>
    </style:style>
    <style:style style:name="T65" style:family="text">
      <style:text-properties fo:background-color="#fff200" loext:char-shading-value="0"/>
    </style:style>
    <style:style style:name="T66" style:family="text">
      <style:text-properties fo:background-color="#fff200" loext:char-shading-value="0" style:font-name-asian="Arial" style:font-name-complex="Arial"/>
    </style:style>
    <style:style style:name="T67" style:family="text">
      <style:text-properties fo:background-color="#fff200" loext:char-shading-value="0" style:font-name-asian="Arial" style:font-name-complex="Arial"/>
    </style:style>
    <style:style style:name="T68" style:family="text">
      <style:text-properties fo:background-color="#fff200" loext:char-shading-value="0" style:font-name-asian="LiberationSerif-Regular" style:font-name-complex="LiberationSerif-Regular"/>
    </style:style>
    <style:style style:name="T69" style:family="text">
      <style:text-properties fo:background-color="#fff200" loext:char-shading-value="0" style:font-name-asian="LiberationSerif-Regular" style:font-name-complex="LiberationSerif-Regular"/>
    </style:style>
    <style:style style:name="T70" style:family="text">
      <style:text-properties fo:background-color="#fff200" loext:char-shading-value="0"/>
    </style:style>
    <style:style style:name="T71" style:family="text">
      <style:text-properties officeooo:rsid="00196d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5"/>
      <text:p text:style-name="P20"><text:s text:c="5"/></text:p>
      <text:p text:style-name="P19"><text:span text:style-name="T5"><text:s text:c="7"/></text:span><text:span text:style-name="T6">Pregunta 1. <text:s/></text:span><text:span text:style-name="T11">Si nos proporcionan la siguiente lista</text:span></text:p>
      <text:p text:style-name="P19"><text:span text:style-name="T11"><text:tab/> <text:s text:c="16"/></text:span><text:span text:style-name="T6"><text:s text:c="5"/>Examen = ["SGE",5.0, [“DI”,"AD"],10,"EXAMEN"]</text:span></text:p>
      <text:p text:style-name="P19"><text:span text:style-name="T6"><text:tab/> <text:s text:c="2"/></text:span><text:span text:style-name="T11"><text:s text:c="2"/>Lanzamos print examen [0::2] Indica que aparecerá en pantalla<text:tab/></text:span></text:p>
      <text:p text:style-name="P9"><text:s text:c="3"/></text:p>
      <text:p text:style-name="P4"><text:span text:style-name="T34"><text:s text:c="3"/></text:span><text:span text:style-name="T35">a</text:span><text:span text:style-name="T42">) </text:span><text:span text:style-name="T43">SGE, [DI, AD]</text:span></text:p>
      <text:p text:style-name="P4"><text:span text:style-name="T13"><text:s text:c="3"/></text:span><text:span text:style-name="T12">b) </text:span><text:span text:style-name="T15">SGE, [DI, AD],10</text:span></text:p>
      <text:p text:style-name="P18"><text:span text:style-name="T13"><text:s text:c="3"/></text:span><text:span text:style-name="T1">c) </text:span><text:span text:style-name="T11">SGE,</text:span><text:span text:style-name="T44"> [DI, AD],</text:span><text:span text:style-name="T11"> EXAMEN</text:span></text:p>
      <text:p text:style-name="P21"><text:span text:style-name="T31"><text:s text:c="10"/></text:span><text:span text:style-name="T26">d) Ninguna de las anteriores</text:span></text:p>
      <text:p text:style-name="P22"/>
      <text:p text:style-name="P4"><text:span text:style-name="T3">Pregunta2.</text:span><text:span text:style-name="T1"> Indica que opción nos indica la/s diferencia/s entre lista y tupla:</text:span></text:p>
      <text:p text:style-name="P4"><text:span text:style-name="T4"><text:s text:c="2"/></text:span><text:span text:style-name="T16"><text:s/></text:span><text:span text:style-name="T1">a) Las listas no tienen función append, remove index etc.</text:span></text:p>
      <text:p text:style-name="P5"><text:span text:style-name="T30"><text:s text:c="3"/></text:span>b) Las listas son inmutables y las tuplas no</text:p>
      <text:p text:style-name="P5"><text:span text:style-name="T30"><text:s text:c="3"/></text:span>c) <text:span text:style-name="T70">Las tuplas son inmutables y las listas no</text:span></text:p>
      <text:p text:style-name="P19"><text:span text:style-name="T16"><text:s text:c="10"/></text:span><text:span text:style-name="T1">d)</text:span><text:span text:style-name="T21"> La a y la c son correctas</text:span></text:p>
      <text:p text:style-name="P5"/>
      <text:p text:style-name="P4"><text:span text:style-name="T3">Pregunta3. </text:span><text:span text:style-name="T1"><text:s/>De los siguientes comandos ¿cuál nos va permitir listar las bases de datos que tenemos en postgres?</text:span></text:p>
      <text:p text:style-name="P4"><text:span text:style-name="T34"><text:s text:c="3"/></text:span><text:span text:style-name="T35">a) psql -l </text:span></text:p>
      <text:p text:style-name="P7"><text:span text:style-name="T30"><text:s text:c="3"/></text:span>b) <text:s/>\l</text:p>
      <text:p text:style-name="P6"><text:span text:style-name="T30"><text:s text:c="3"/></text:span>c) Select * from database</text:p>
      <text:p text:style-name="P19"><text:span text:style-name="T13"><text:s text:c="10"/></text:span><text:span text:style-name="T1">d) Todas son correctas</text:span></text:p>
      <text:p text:style-name="P5"/>
      <text:p text:style-name="P4"><text:span text:style-name="T3">Pregunta4. </text:span><text:span text:style-name="T1"><text:s/>Indica de las siguientes opciones cual es el diccionario que está mal declarado o que tiene algún error y por lo tanto que nunca funcionará</text:span></text:p>
      <text:p text:style-name="P4"><text:span text:style-name="T4"><text:s text:c="3"/></text:span><text:span text:style-name="T1">a) palabras1=dict ([('casa', 4139), ('vivienda', 4127), ('chalet', 4098)])</text:span></text:p>
      <text:p text:style-name="P4"><text:span text:style-name="T16"><text:s text:c="3"/></text:span><text:span text:style-name="T1">b) palabras1=dict ([('sapo', '5kg'), ('vaca', '40kg'), ('leon', '98kg')])</text:span></text:p>
      <text:p text:style-name="P4"><text:span text:style-name="T16"><text:s text:c="3"/></text:span><text:span text:style-name="T1">c) palabras1=dict (sape=4139, guido=4127, jack=4098)</text:span></text:p>
      <text:p text:style-name="P29"><text:span text:style-name="T16"><text:s text:c="10"/></text:span><text:span text:style-name="T1">d) Ninguna de las anteriores</text:span></text:p>
      <text:p text:style-name="P5"/>
      <text:p text:style-name="P4"><text:span text:style-name="T3">Pregunta5. </text:span><text:span text:style-name="T1"><text:s/>Si queremos LISTAR los permisos de un usuario en una tabla concrtea de postgres que comando lanzamos</text:span></text:p>
      <text:p text:style-name="P10"><text:span text:style-name="T30"><text:s text:c="3"/></text:span>a) \dG</text:p>
      <text:p text:style-name="P8"><text:span text:style-name="T30"><text:s text:c="3"/></text:span>b) <text:s/>\z </text:p>
      <text:p text:style-name="P5"><text:span text:style-name="T30"><text:s text:c="3"/></text:span>c) \du</text:p>
      <text:p text:style-name="P30"><text:span text:style-name="T16"><text:s text:c="10"/></text:span><text:span text:style-name="T1">d) <text:s text:c="2"/>la b y la c son correctas</text:span></text:p>
      <text:p text:style-name="P25"/>
      <text:p text:style-name="P23"><text:s text:c="6"/></text:p>
      <text:p text:style-name="P19"><text:span text:style-name="T6"><text:tab/>Pregunta6. <text:s/></text:span><text:span text:style-name="T11">Si nos proporcionan la siguiente lista</text:span></text:p>
      <text:p text:style-name="P19"><text:span text:style-name="T11"><text:tab/> <text:s text:c="16"/></text:span><text:span text:style-name="T6"><text:s text:c="5"/>Examen =["SGE",5.0, [“DI”,"AD"],10,"EXAMEN"]</text:span></text:p>
      <text:p text:style-name="P19"><text:span text:style-name="T6"><text:tab/> <text:s text:c="2"/></text:span><text:span text:style-name="T11"><text:s text:c="2"/>Lanzamos print Examen [0:3:4] Indica que aparecerá en pantalla<text:tab/></text:span></text:p>
      <text:p text:style-name="P4"><text:span text:style-name="T34"><text:s text:c="3"/></text:span><text:span text:style-name="T35">a) </text:span><text:span text:style-name="T36">SGE, 10</text:span></text:p>
      <text:p text:style-name="P4"><text:span text:style-name="T13"><text:s text:c="3"/></text:span><text:span text:style-name="T12">b) </text:span><text:span text:style-name="T15">SGE, [DI, AD]</text:span></text:p>
      <text:p text:style-name="P4"><text:span text:style-name="T13"><text:s text:c="3"/></text:span><text:span text:style-name="T1">c) </text:span><text:span text:style-name="T11">SGE, EXAMEN</text:span></text:p>
      <text:p text:style-name="P21"><text:span text:style-name="T31"><text:s text:c="7"/></text:span><text:span text:style-name="T67"><text:s text:c="3"/></text:span><text:span text:style-name="T69">d) Ninguna de las anteriores</text:span></text:p>
      <text:p text:style-name="P26"><text:tab/></text:p>
      <text:p text:style-name="P22"/>
      <text:p text:style-name="P19"><text:span text:style-name="T11"><text:tab/></text:span><text:span text:style-name="T6">Pregunta7. </text:span><text:span text:style-name="T11"><text:s/>Comenta de las siguientes opciones cual corresponde a la función range de pyhton</text:span></text:p>
      <text:p text:style-name="P19"><text:span text:style-name="T6"><text:tab/> <text:s/></text:span><text:span text:style-name="T11"><text:tab/></text:span></text:p>
      <text:p text:style-name="P4"><text:span text:style-name="T34"><text:s text:c="3"/></text:span><text:span text:style-name="T33">a) </text:span><text:span text:style-name="T44">se puede usar con un parámetro </text:span></text:p>
      <text:p text:style-name="P4"><text:span text:style-name="T16"><text:s text:c="3"/></text:span><text:span text:style-name="T1">b) </text:span><text:span text:style-name="T11">se debe usar con como máximo 3 parámetros</text:span></text:p>
      <text:p text:style-name="P4"><text:span text:style-name="T16"><text:s text:c="3"/></text:span><text:span text:style-name="T1">c) </text:span><text:span text:style-name="T11">nunca incluye el número indicado en la secuencia resultante</text:span></text:p>
      <text:p text:style-name="P25"><text:span text:style-name="T31"><text:s text:c="10"/></text:span><text:span text:style-name="T26">d) La </text:span><text:span text:style-name="T28">b</text:span><text:span text:style-name="T27"> </text:span><text:span text:style-name="T26">y la c son correctas</text:span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19"><text:span text:style-name="T11"><text:tab/></text:span><text:span text:style-name="T6">Pregunta8. </text:span><text:span text:style-name="T11"><text:s/>Si nos proporcionan el siguiente diccionario <text:s text:c="2"/>indica cual será el resultado de lanzar la siguiente función:</text:span></text:p>
      <text:p text:style-name="P19"><text:span text:style-name="T11"><text:tab/> <text:s text:c="16"/></text:span><text:span text:style-name="T6"><text:s text:c="5"/>Empleados ={'emp1':'Pepe','emp2':'Sara','emp3':'Miguel'}</text:span></text:p>
      <text:p text:style-name="P19"><text:span text:style-name="T6"><text:tab/> <text:s text:c="2"/></text:span><text:span text:style-name="T11"><text:s text:c="2"/></text:span><text:span text:style-name="Texto_20_fuente"><text:span text:style-name="T54">print Empleados.has_key("emp2")</text:span></text:span></text:p>
      <text:p text:style-name="P19"><text:span text:style-name="Texto_20_fuente"><text:span text:style-name="T54"/></text:span></text:p>
      <text:p text:style-name="P4"><text:soft-page-break/><text:span text:style-name="T37"><text:s text:c="3"/></text:span><text:span text:style-name="T33">a) </text:span><text:span text:style-name="T44">Devuelve la lista de los valores: Pepe,Sara,Miguel</text:span></text:p>
      <text:p text:style-name="P4"><text:span text:style-name="T16"><text:s text:c="3"/></text:span><text:span text:style-name="T1">b) </text:span><text:span text:style-name="T11">Devuelve la lista de las claves a partir del introducido: emp2 y emp3</text:span></text:p>
      <text:p text:style-name="P4"><text:span text:style-name="T16"><text:s text:c="3"/></text:span><text:span text:style-name="T21">c)</text:span><text:span text:style-name="T8"> </text:span><text:span text:style-name="T25">devuelve True por que encuentra la clave</text:span><text:span text:style-name="T11"> </text:span></text:p>
      <text:p text:style-name="P19"><text:span text:style-name="T18"><text:s text:c="2"/></text:span><text:span text:style-name="T11"><text:tab/> <text:s text:c="2"/>d) devuelve 1 por que encuentra la clave </text:span></text:p>
      <text:p text:style-name="P23"><text:s text:c="7"/></text:p>
      <text:p text:style-name="P19"><text:span text:style-name="T6"><text:tab/>Pregunta9.</text:span><text:span text:style-name="T11"> Completa el siguiente ejemplo para que que resuelva el siguiente enunciado:</text:span></text:p>
      <text:p text:style-name="P4"><text:span text:style-name="T18"><text:s/></text:span><text:span text:style-name="T19">“Definir una lista con edades de personas, luego borrar todos los elementos que sean menores a 18”</text:span></text:p>
      <text:p text:style-name="P24"/>
      <text:p text:style-name="P19"><text:span text:style-name="T11"><text:tab/>Edades= [23, 5, 67, 21, 12, 4,34]</text:span></text:p>
      <text:p text:style-name="P22"><text:tab/>indice=****(1)</text:p>
      <text:p text:style-name="P19"><text:span text:style-name="T11"><text:tab/>while indice&lt;****(2) (edades):</text:span></text:p>
      <text:p text:style-name="P19"><text:span text:style-name="T18"><text:s text:c="4"/></text:span><text:span text:style-name="T11"><text:tab/>if *****(3) &lt;18:</text:span></text:p>
      <text:p text:style-name="P19"><text:span text:style-name="T18"><text:s text:c="8"/></text:span><text:span text:style-name="T11">****** (Edades**** (4))</text:span></text:p>
      <text:p text:style-name="P21"><text:span text:style-name="T31"><text:s text:c="4"/></text:span><text:span text:style-name="T26"><text:tab/>else:</text:span></text:p>
      <text:p text:style-name="P21"><text:span text:style-name="T31"><text:s text:c="8"/></text:span><text:span text:style-name="T26">indice=indice+1</text:span></text:p>
      <text:p text:style-name="P19"><text:span text:style-name="T11"><text:tab/>print Edades</text:span></text:p>
      <text:p text:style-name="P22"><text:tab/></text:p>
      <text:p text:style-name="P19"><text:span text:style-name="T11"><text:tab/></text:span><text:span text:style-name="T44"> <text:s text:c="2"/>a) 0, len,Edades(indice),del,(indice)</text:span></text:p>
      <text:p text:style-name="P4"><text:span text:style-name="T16"><text:s text:c="3"/></text:span><text:span text:style-name="T1">b) T</text:span><text:span text:style-name="T11">rue,len,Edades[indice],clear,[indice]</text:span></text:p>
      <text:p text:style-name="P18"><text:span text:style-name="T16"><text:s text:c="3"/></text:span><text:span text:style-name="T1">c)</text:span><text:span text:style-name="T3"> </text:span><text:span text:style-name="T1">0</text:span><text:span text:style-name="T11">, len, Edades [indice], del, [índice]</text:span></text:p>
      <text:p text:style-name="P19"><text:span text:style-name="T18"><text:s text:c="2"/></text:span><text:span text:style-name="T11"><text:tab/> <text:s text:c="2"/>d) False,sort,Edades(indice),del, (indice)</text:span></text:p>
      <text:p text:style-name="P22"><text:tab/></text:p>
      <text:p text:style-name="P19"><text:span text:style-name="T11"><text:tab/></text:span><text:span text:style-name="T6">Pregunta10. </text:span><text:span text:style-name="T11"><text:s/>Indica que veremos por pantalla si ejecutamos el siguiente código </text:span></text:p>
      <text:p text:style-name="P19"><text:span text:style-name="T6"><text:tab/> <text:s text:c="18"/></text:span><text:span text:style-name="T15">for i in range (6,10, -1):</text:span></text:p>
      <text:p text:style-name="P19"><text:span text:style-name="T14"><text:s text:c="2"/></text:span><text:span text:style-name="T15"><text:tab/> <text:s text:c="21"/>print i<text:tab/></text:span></text:p>
      <text:p text:style-name="P4"><text:span text:style-name="T37"><text:s text:c="3"/></text:span><text:span text:style-name="T33">a) </text:span><text:span text:style-name="T44">una lista del número del 0 al 5</text:span></text:p>
      <text:p text:style-name="P4"><text:span text:style-name="T16"><text:s text:c="3"/></text:span><text:span text:style-name="T1">b) </text:span><text:span text:style-name="T11">una lista de números del 6 al 9</text:span></text:p>
      <text:p text:style-name="P4"><text:span text:style-name="T4"><text:s/></text:span><text:span text:style-name="T10"><text:s/></text:span><text:span text:style-name="T23"><text:s/></text:span><text:span text:style-name="T21">c) </text:span><text:span text:style-name="T25">no nos pintará nada por pantalla</text:span></text:p>
      <text:p text:style-name="P21"><text:span text:style-name="T31"><text:s text:c="10"/></text:span><text:span text:style-name="T26">d) una lista de números del 9 al 6</text:span></text:p>
      <text:p text:style-name="P22"/>
      <text:p text:style-name="Normal_20__28_Web_29_"><text:span text:style-name="T55">Pregunta 11.</text:span><text:span text:style-name="T11"> </text:span><text:span text:style-name="T51">Las ******** son más rápidas que las **********. Si está usted definiendo un conjunto constante de valores y todo lo que va a hacer con él es recorrerla, utilice una ********** en lugar de una ***********</text:span></text:p>
      <text:p text:style-name="P10">a) Lista, tupla, tupla,lista</text:p>
      <text:p text:style-name="P10">b) Lista, diccionario,tupla,lista</text:p>
      <text:p text:style-name="P10">c) Tupla, lista,lista,tupla</text:p>
      <text:p text:style-name="P14">d) Ninguna de las anteriores</text:p>
      <text:p text:style-name="P27"/>
      <text:p text:style-name="Normal_20__28_Web_29_"><text:span text:style-name="T55">Pregunta 12.</text:span><text:span text:style-name="T11"> </text:span><text:span text:style-name="T51">La siguiente función de diccionario que es lo que nos va a devolver dict.items()</text:span></text:p>
      <text:p text:style-name="P10">a) Devuelve una lista <text:s/>formada por los pares clave:valor</text:p>
      <text:p text:style-name="P10">b) Devuelve los pares clave:valor</text:p>
      <text:p text:style-name="P14">c) Devuelve una lista de tuplas formadas por los pares clave:valor</text:p>
      <text:p text:style-name="P10">d) Devuelve un nuevo diccionario formado por clave:valor</text:p>
      <text:p text:style-name="P27"/>
      <text:p text:style-name="Normal_20__28_Web_29_"><text:span text:style-name="T55">Pregunta 13.</text:span><text:span text:style-name="T11"> </text:span><text:span text:style-name="T51">Si queremos obtener el índice <text:s/>de posición <text:s/>junto a </text:span><text:span text:style-name="T53">la clave</text:span><text:span text:style-name="T51"> correspondiente </text:span></text:p>
      <text:p text:style-name="P2"><text:span text:style-name="T56">for </text:span><text:span text:style-name="T56">***(1), ***(2)</text:span><text:span text:style-name="T56"> in</text:span><text:span text:style-name="T56">****(3) (</text:span><text:span text:style-name="T56">diccionario):</text:span></text:p>
      <text:p text:style-name="P2"><text:span text:style-name="T56">print(</text:span><text:span text:style-name="T56">i, ****(4)</text:span><text:span text:style-name="T56">)</text:span></text:p>
      <text:p text:style-name="P15"/>
      <text:p text:style-name="P4"><text:span text:style-name="T33">a) x,valor,items,valor</text:span></text:p>
      <text:p text:style-name="P4"><text:span text:style-name="T33">b) i,valor,vacio,x</text:span></text:p>
      <text:p text:style-name="P4"><text:span text:style-name="T33">c) x,valor,enumerate,z</text:span></text:p>
      <text:p text:style-name="P18"><text:span text:style-name="T33">d) i,valor,enumerate,valor</text:span></text:p>
      <text:p text:style-name="P27"/>
      <text:p text:style-name="P1"/>
      <text:p text:style-name="P1"/>
      <text:p text:style-name="P2"><text:soft-page-break/><text:span text:style-name="T55">Pregunta 14.</text:span><text:span text:style-name="T11"> </text:span><text:span text:style-name="T51">Qué fichero es el que estamos definiendo</text:span><text:span text:style-name="T58">: “</text:span><text:span text:style-name="Código_20_HTML"><text:span text:style-name="T45">permite establecer el tipo de autenticación </text:span></text:span><text:span text:style-name="Código_20_HTML"><text:span text:style-name="T45">de los usuarios “</text:span></text:span><text:span text:style-name="Código_20_HTML"><text:span text:style-name="T45">.</text:span></text:span></text:p>
      <text:p text:style-name="P11">a) pg_data.conf</text:p>
      <text:p text:style-name="P11">b) pg_hba.config</text:p>
      <text:p text:style-name="P13">c) pg_user</text:p>
      <text:p text:style-name="P12">d) pg_hba.conf</text:p>
      <text:p text:style-name="P28"/>
      <text:p text:style-name="P2"><text:span text:style-name="T55">Pregunta 15.</text:span><text:span text:style-name="T11"> </text:span><text:span text:style-name="T51">Qué comando de PostgreSQL nos permite hacer un show tables </text:span></text:p>
      <text:p text:style-name="P10">a) \u</text:p>
      <text:p text:style-name="P10">b) \du</text:p>
      <text:p text:style-name="P14">c) \d<text:span text:style-name="T71">t</text:span></text:p>
      <text:p text:style-name="P10">d) \dz</text:p>
      <text:p text:style-name="P2"><text:span text:style-name="T55">Pregunta 16.</text:span><text:span text:style-name="T11"> </text:span><text:span text:style-name="T51">Si queremos dar permisos al usuario manuel para poder consultar una tabla llamada precios completa el comando</text:span></text:p>
      <text:p text:style-name="P2"><text:span text:style-name="T49">****(1) *****(2) on precios ****(3) ******(4);</text:span></text:p>
      <text:p text:style-name="P4"><text:span text:style-name="T35">a) grant, select, from, manuel</text:span></text:p>
      <text:p text:style-name="P4"><text:span text:style-name="T35">b) revoke,select,to, manuel</text:span></text:p>
      <text:p text:style-name="P4"><text:span text:style-name="T35">c) grant, update, to, manuel </text:span></text:p>
      <text:p text:style-name="P18"><text:span text:style-name="T33">d) <text:s/>grant, select,to,manuel</text:span></text:p>
      <text:p text:style-name="P27"/>
      <text:p text:style-name="P2"><text:span text:style-name="T55">Pregunta 17 </text:span><text:span text:style-name="T52">Si ahora queremos saber que permisos tiene manuel sobre la tabla precio que comando podemos usar.</text:span></text:p>
      <text:p text:style-name="P11">a) \du</text:p>
      <text:p text:style-name="P11">b) select * from pg_user</text:p>
      <text:p text:style-name="P10">c) \w</text:p>
      <text:p text:style-name="P14">d) Ninguna de las anteriores</text:p>
      <text:p text:style-name="P27"/>
      <text:p text:style-name="P2"><text:span text:style-name="T55">Pregunta 18. </text:span><text:span text:style-name="T52">Hemos hecho una copia de seguridad y queremos restaurarla. Indica como completas los siguientes comandos para que suceda. (el fichero donde hemos guardado la copia se llama c.backup, la base de datos ejemplo)</text:span></text:p>
      <text:p text:style-name="P2"><text:span text:style-name="T48">*****(1) c.backup <text:s/>*****(2) <text:s/>salida.sql</text:span><text:span text:style-name="T47"> </text:span></text:p>
      <text:p text:style-name="P2"><text:span text:style-name="T61">*****(3) ******(4) damtarde ****(5) *****(6)</text:span></text:p>
      <text:p text:style-name="P3"/>
      <text:p text:style-name="P10">a) psql,&gt;,pg_restore,ejemplo,&lt;,entrada.sql</text:p>
      <text:p text:style-name="P10">b) pg_restore,&lt;,psql,ejemplo,&gt;,salida.sql</text:p>
      <text:p text:style-name="P10">c) pg_restore,&gt;,psql,ejemplo,&lt;,salida.sql</text:p>
      <text:p text:style-name="P18"><text:span text:style-name="T33">d) psql,&gt;pg_restore,ejemplo,&lt;,salida.sql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, 'MS Mincho'" style:font-family-generic="modern"/>
    <style:font-face style:name="Lohit Hindi" svg:font-family="'Lohit Hindi'" style:font-family-generic="modern"/>
    <style:font-face style:name="LiberationSerif-Regular" svg:font-family="LiberationSerif-Regular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Encabezado3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Etiqueta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Subtitle" style:family="paragraph" style:parent-style-name="Encabezad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Predeterminado_7e_LT_7e_Untertitel" style:display-name="Predeterminado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Predeterminado_7e_LT_7e_Notizen" style:display-name="Predeterminado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modern" fo:font-size="18pt" fo:language="es" fo:country="ES" style:font-name-asian="Droid Sans Fallback" style:font-family-asian="'Droid Sans Fallback'" style:font-family-generic-asian="modern" style:font-size-asian="18pt" style:font-name-complex="Droid Sans Fallback" style:font-family-complex="'Droid Sans Fallback'" style:font-family-generic-complex="modern" style:font-size-complex="18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DejaVu Sans" fo:font-family="'DejaVu Sans'" style:font-family-generic="swiss" style:font-pitch="variable" fo:font-size="18pt" fo:language="es" fo:country="ES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Objetos_20_de_20_fondo" style:display-name="Objetos de fondo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roid Sans Fallback" fo:font-family="'Droid Sans Fallback'" style:font-family-generic="modern" fo:font-size="18pt" fo:language="es" fo:country="ES" style:font-name-asian="Droid Sans Fallback" style:font-family-asian="'Droid Sans Fallback'" style:font-family-generic-asian="modern" style:font-size-asian="18pt" style:font-name-complex="Droid Sans Fallback" style:font-family-complex="'Droid Sans Fallback'" style:font-family-generic-complex="modern" style:font-size-complex="18pt" style:language-complex="hi" style:country-complex="IN" fo:hyphenate="false" fo:hyphenation-remain-char-count="2" fo:hyphenation-push-char-count="2"/>
    </style:style>
    <style:style style:name="Fondo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quema_20_1" style:display-name="Esquema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1_7e_LT_7e_Gliederung_20_3" style:display-name="Título1~LT~Gliederung 3" style:family="paragraph" style:parent-style-name="Título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Gliederung_20_1" style:display-name="Título2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2_7e_LT_7e_Gliederung_20_2" style:display-name="Título2~LT~Gliederung 2" style:family="paragraph" style:parent-style-name="Título2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2_7e_LT_7e_Untertitel" style:display-name="Título2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2_7e_LT_7e_Notizen" style:display-name="Título2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Hintergrundobjekte" style:display-name="Título2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2_7e_LT_7e_Hintergrund" style:display-name="Título2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Gliederung_20_1" style:display-name="Título3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3_7e_LT_7e_Gliederung_20_2" style:display-name="Título3~LT~Gliederung 2" style:family="paragraph" style:parent-style-name="Título3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3_7e_LT_7e_Untertitel" style:display-name="Título3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3_7e_LT_7e_Notizen" style:display-name="Título3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Hintergrundobjekte" style:display-name="Título3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3_7e_LT_7e_Hintergrund" style:display-name="Título3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Gliederung_20_1" style:display-name="Título4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4_7e_LT_7e_Gliederung_20_2" style:display-name="Título4~LT~Gliederung 2" style:family="paragraph" style:parent-style-name="Título4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4_7e_LT_7e_Gliederung_20_3" style:display-name="Título4~LT~Gliederung 3" style:family="paragraph" style:parent-style-name="Título4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4_7e_LT_7e_Untertitel" style:display-name="Título4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4_7e_LT_7e_Notizen" style:display-name="Título4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Hintergrundobjekte" style:display-name="Título4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4_7e_LT_7e_Hintergrund" style:display-name="Título4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Gliederung_20_1" style:display-name="Título5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5_7e_LT_7e_Gliederung_20_2" style:display-name="Título5~LT~Gliederung 2" style:family="paragraph" style:parent-style-name="Título5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5_7e_LT_7e_Gliederung_20_3" style:display-name="Título5~LT~Gliederung 3" style:family="paragraph" style:parent-style-name="Título5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5_7e_LT_7e_Untertitel" style:display-name="Título5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5_7e_LT_7e_Notizen" style:display-name="Título5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Hintergrundobjekte" style:display-name="Título5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5_7e_LT_7e_Hintergrund" style:display-name="Título5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Gliederung_20_1" style:display-name="Título6~LT~Gliederung 1" style:family="paragraph">
      <style:paragraph-properties fo:margin-left="0.953cm" fo:margin-right="0cm" fo:margin-top="0.265cm" fo:margin-bottom="0cm" loext:contextual-spacing="false" fo:orphans="0" fo:widows="0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6_7e_LT_7e_Gliederung_20_2" style:display-name="Título6~LT~Gliederung 2" style:family="paragraph" style:parent-style-name="Título6_7e_LT_7e_Gliederung_20_1">
      <style:paragraph-properties fo:margin-left="2.064cm" fo:margin-right="0cm" fo:margin-top="0.229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Título6_7e_LT_7e_Gliederung_20_3" style:display-name="Título6~LT~Gliederung 3" style:family="paragraph" style:parent-style-name="Título6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2.064cm"/>
          <style:tab-stop style:position="-1.632cm"/>
          <style:tab-stop style:position="-1.358cm"/>
          <style:tab-stop style:position="-0.385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3.175cm"/>
          <style:tab-stop style:position="-2.651cm"/>
          <style:tab-stop style:position="-2.607cm"/>
          <style:tab-stop style:position="-2.064cm"/>
          <style:tab-stop style:position="-1.632cm"/>
          <style:tab-stop style:position="-1.402cm"/>
          <style:tab-stop style:position="-1.358cm"/>
          <style:tab-stop style:position="-0.385cm"/>
          <style:tab-stop style:position="-0.155cm"/>
          <style:tab-stop style:position="-0.111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4.445cm"/>
          <style:tab-stop style:position="-3.942cm"/>
          <style:tab-stop style:position="-3.898cm"/>
          <style:tab-stop style:position="-3.175cm"/>
          <style:tab-stop style:position="-2.695cm"/>
          <style:tab-stop style:position="-2.651cm"/>
          <style:tab-stop style:position="-2.607cm"/>
          <style:tab-stop style:position="-2.064cm"/>
          <style:tab-stop style:position="-1.632cm"/>
          <style:tab-stop style:position="-1.446cm"/>
          <style:tab-stop style:position="-1.402cm"/>
          <style:tab-stop style:position="-1.358cm"/>
          <style:tab-stop style:position="-0.385cm"/>
          <style:tab-stop style:position="-0.199cm"/>
          <style:tab-stop style:position="-0.155cm"/>
          <style:tab-stop style:position="-0.111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46pt" fo:language="es" fo:country="ES" style:letter-kerning="true" style:font-name-asian="Droid Sans Fallback" style:font-family-asian="'Droid Sans Fallback'" style:font-family-generic-asian="modern" style:font-size-asian="46pt" style:font-name-complex="Droid Sans Fallback" style:font-family-complex="'Droid Sans Fallback'" style:font-family-generic-complex="modern" style:font-size-complex="46pt" style:language-complex="hi" style:country-complex="IN" fo:hyphenate="false" fo:hyphenation-remain-char-count="2" fo:hyphenation-push-char-count="2"/>
    </style:style>
    <style:style style:name="Título6_7e_LT_7e_Untertitel" style:display-name="Título6~LT~Untertitel" style:family="paragraph">
      <style:paragraph-properties fo:margin-top="0.265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Droid Sans Fallback" fo:font-family="'Droid Sans Fallback'" style:font-family-generic="modern" fo:font-size="30pt" fo:language="es" fo:country="ES" style:letter-kerning="true" style:font-name-asian="Droid Sans Fallback" style:font-family-asian="'Droid Sans Fallback'" style:font-family-generic-asian="modern" style:font-size-asian="30pt" style:font-name-complex="Droid Sans Fallback" style:font-family-complex="'Droid Sans Fallback'" style:font-family-generic-complex="modern" style:font-size-complex="30pt" style:language-complex="hi" style:country-complex="IN" fo:hyphenate="false" fo:hyphenation-remain-char-count="2" fo:hyphenation-push-char-count="2"/>
    </style:style>
    <style:style style:name="Título6_7e_LT_7e_Notizen" style:display-name="Título6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DejaVu Sans" fo:font-family="'DejaVu Sans'" style:font-family-generic="swiss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Hintergrundobjekte" style:display-name="Título6~LT~Hintergrundobjekte" style:family="paragraph">
      <style:paragraph-properties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6_7e_LT_7e_Hintergrund" style:display-name="Título6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" fo:font-family="'Liberation Serif'" style:font-family-generic="roman" style:font-pitch="variable" fo:font-size="12pt" fo:language="es" fo:country="ES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fo:font-size="9pt" style:font-name-asian="LiberationSerif-Regular" style:font-family-asian="LiberationSerif-Regular" style:font-family-generic-asian="roman" style:font-size-asian="9pt" style:font-name-complex="LiberationSerif-Regular" style:font-family-complex="LiberationSerif-Regular" style:font-family-generic-complex="roman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1" style:display-name="Fuente de párrafo predeter.1" style:family="text"/>
    <style:style style:name="Carácter_20_de_20_numeración" style:display-name="Carácter de numeració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fuente" style:display-name="Texto fuente" style:family="text">
      <style:text-properties style:font-name="Droid Sans Mono" fo:font-family="'Droid Sans Mono', 'MS Mincho'" style:font-family-generic="modern" style:font-name-asian="Droid Sans Fallback" style:font-family-asian="'Droid Sans Fallback'" style:font-family-generic-asian="modern" style:font-name-complex="Lohit Hindi" style:font-family-complex="'Lohit Hindi'" style:font-family-generic-complex="modern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2pt" fo:font-style="italic" fo:font-weight="bold" style:font-size-asian="22pt" style:font-style-asian="italic" style:font-weight-asian="bold" style:font-size-complex="22pt"/>
    </style:style>
    <style:style style:name="MP2" style:family="paragraph" style:parent-style-name="Standard">
      <style:text-properties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0.635cm" fo:margin-bottom="2.499cm" fo:margin-left="3cm" fo:margin-right="4.49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NTROL SEMANAL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CLO FORMATIVO GRADO MEDIO:  TÉCNICO EN SISTEMAS MICROINFORMÁTICOS Y REDES</dc:title>
    <dc:subject/>
    <meta:keyword/>
    <meta:initial-creator>Alumno</meta:initial-creator>
    <meta:creation-date>2015-10-19T11:49:00</meta:creation-date>
    <dc:date>2018-11-05T17:05:19.309000000</dc:date>
    <meta:print-date>2012-09-28T11:29:00</meta:print-date>
    <meta:editing-cycles>14</meta:editing-cycles>
    <meta:editing-duration>PT41M9S</meta:editing-duration>
    <meta:document-statistic meta:table-count="0" meta:image-count="0" meta:object-count="0" meta:page-count="3" meta:paragraph-count="121" meta:word-count="767" meta:character-count="5321" meta:non-whitespace-character-count="4248"/>
    <meta:generator>LibreOffice/6.1.0.3$Windows_X86_64 LibreOffice_project/efb621ed25068d70781dc026f7e9c5187a4decd1</meta:generator>
  </office:meta>
</office:document-meta>
</file>